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6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="Arrow_20_short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5cm" svg:height="2.75cm" svg:x="6.5cm" svg:y="3cm">
          <text:p text:style-name="P1">UserRegist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75cm" svg:height="2.75cm" svg:x="2.5cm" svg:y="7.5cm">
          <text:p text:style-name="P1">User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75cm" svg:height="2.75cm" svg:x="10.75cm" svg:y="7.5cm">
          <text:p text:style-name="P1">UserNotif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5cm" svg:height="2.75cm" svg:x="2cm" svg:y="12.5cm">
          <text:p text:style-name="P1">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5cm" svg:height="2.75cm" svg:x="8.4cm" svg:y="12.5cm">
          <text:p text:style-name="P1">DBTrans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3.75cm" svg:height="2.75cm" svg:x="15.13cm" svg:y="12.5cm">
          <text:p text:style-name="P1">Confi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.875cm" svg:y1="5.75cm" svg:x2="14.125cm" svg:y2="7.5cm" draw:start-shape="id1" draw:start-glue-point="6" draw:end-shape="id2" draw:end-glue-point="4" svg:d="M9875 5750v876h4250v874" svg:viewBox="0 0 4251 1751">
          <text:p/>
        </draw:connector>
        <draw:connector draw:style-name="gr4" draw:text-style-name="P2" draw:layer="layout" svg:x1="9.875cm" svg:y1="5.75cm" svg:x2="5.875cm" svg:y2="7.5cm" draw:start-shape="id1" draw:start-glue-point="6" draw:end-shape="id3" draw:end-glue-point="4" svg:d="M9875 5750v876h-4000v874" svg:viewBox="0 0 4001 1751">
          <text:p/>
        </draw:connector>
        <draw:connector draw:style-name="gr4" draw:text-style-name="P2" draw:layer="layout" svg:x1="5.875cm" svg:y1="10.25cm" svg:x2="4.5cm" svg:y2="12.5cm" draw:start-shape="id3" draw:start-glue-point="6" draw:end-shape="id4" draw:end-glue-point="4" svg:d="M5875 10250v1126h-1375v1124" svg:viewBox="0 0 1376 2251">
          <text:p/>
        </draw:connector>
        <draw:connector draw:style-name="gr4" draw:text-style-name="P2" draw:layer="layout" svg:x1="7cm" svg:y1="13.875cm" svg:x2="8.4cm" svg:y2="13.875cm" draw:start-shape="id4" draw:start-glue-point="7" draw:end-shape="id5" draw:end-glue-point="5" svg:d="M7000 13875h1400" svg:viewBox="0 0 1401 1">
          <text:p/>
        </draw:connector>
        <draw:connector draw:style-name="gr4" draw:text-style-name="P2" draw:layer="layout" svg:x1="13.4cm" svg:y1="13.875cm" svg:x2="15.13cm" svg:y2="13.875cm" draw:start-shape="id5" draw:start-glue-point="7" draw:end-shape="id6" draw:end-glue-point="5" svg:d="M13400 13875h1730" svg:viewBox="0 0 173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14:00:14.762194986</meta:creation-date>
    <dc:date>2023-01-09T22:01:07.645192278</dc:date>
    <meta:editing-duration>PT35M33S</meta:editing-duration>
    <meta:editing-cycles>2</meta:editing-cycles>
    <meta:generator>LibreOffice/7.3.7.2$Linux_X86_64 LibreOffice_project/30$Build-2</meta:generator>
    <meta:document-statistic meta:object-count="11"/>
  </office:meta>
</office:document-meta>
</file>